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Heading_20_1">
      <style:text-properties officeooo:paragraph-rsid="001ed747"/>
    </style:style>
    <style:style style:name="P4" style:family="paragraph" style:parent-style-name="List-tomh" style:list-style-name="L1"/>
    <style:style style:name="P5" style:family="paragraph" style:parent-style-name="List-tomh" style:list-style-name="L2"/>
    <style:style style:name="P6" style:family="paragraph" style:parent-style-name="List-tomh">
      <style:text-properties officeooo:paragraph-rsid="002e77db"/>
    </style:style>
    <style:style style:name="P7" style:family="paragraph" style:parent-style-name="List-tomh" style:list-style-name="L3"/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10" style:family="paragraph" style:parent-style-name="Title">
      <style:paragraph-properties fo:break-before="page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ad108"/>
    </style:style>
    <style:style style:name="T10" style:family="text">
      <style:text-properties officeooo:rsid="00233a1d"/>
    </style:style>
    <style:style style:name="T11" style:family="text">
      <style:text-properties officeooo:rsid="00292ba4"/>
    </style:style>
    <style:style style:name="T12" style:family="text">
      <style:text-properties officeooo:rsid="002977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8"><text:span text:style-name="T3">Copyright</text:span> Tom W. Hartung, 201<text:span text:style-name="T2">9</text:span>. <text:s/><text:span text:style-name="T3">All Rights Reserved.</text:span></text:p>
      <text:p text:style-name="P9"/>
      <text:p text:style-name="Title"/>
      <text:p text:style-name="P10">Preface: 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3412861506" text:style-name="L3">
        <text:list-item>
          <text:p text:style-name="P7">Observing: perceiving, gathering and assimilating information, and</text:p>
        </text:list-item>
        <text:list-item>
          <text:p text:style-name="P7">Doing things: making decisions based on our observations - and observing the results</text:p>
        </text:list-item>
      </text:list>
      <text:p text:style-name="Text_20_body">Even when we are going through the motions on a typical day, even when dreaming, we are either observing or doing something - or both.</text:p>
      <text:p text:style-name="Text_20_body">Sometimes - s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Text_20_body">This preference may be subconscious, and it **may be great or slight.**</text:p>
      <text:p text:style-name="Text_20_body">To create a spiritual portrait I combine a person's preference for observing or choosing with a few other, similar preferences into what I call a "Groja[footnote]".</text:p>
      <text:h text:style-name="Heading_20_1" text:outline-level="1">Abstract Personalities, Abstract Images</text:h>
      <text:p text:style-name="Text_20_body">[**Image** here???]</text:p>
      <text:p text:style-name="Text_20_body">Personalities are abstract – <text:span text:style-name="T12">an </text:span>idea we get about people whom we get to know. <text:s/>Preferences are an abstraction – <text:span text:style-name="T12">ge</text:span>neralizations based on multiple instances - based on the observations and decisions made over the course of a lifetime.</text:p>
      <text:p text:style-name="Text_20_body">Visualizing a personality based on a person's preferences requires using an abstract image.</text:p>
      <text:p text:style-name="Text_20_body">It's really just that simple!</text:p>
      <text:p text:style-name="P10">Chapter 1: Introduction</text:p>
      <text:p text:style-name="Text_20_body">[**Image** - one of my self-portraits here.]</text:p>
      <text:p text:style-name="Text_20_body">Hi, my name is Tom Hartung and I tend to prefer observing to deciding.</text:p>
      <text:p text:style-name="Text_20_body">So it's only natural for me to ask a lot of questions. <text:s/>Here are a handful that I am thinking about right now:</text:p>
      <text:list xml:id="list2815486276" text:style-name="L1">
        <text:list-item>
          <text:p text:style-name="P4">How well do you know yourself?</text:p>
        </text:list-item>
        <text:list-item>
          <text:p text:style-name="P4">Do you ever wonder why other people aren't more like you?</text:p>
        </text:list-item>
        <text:list-item>
          <text:p text:style-name="P4">Could your relationships be better?</text:p>
        </text:list-item>
        <text:list-item>
          <text:p text:style-name="P4">Do you ever wonder where other people are coming from?</text:p>
        </text:list-item>
        <text:list-item>
          <text:p text:style-name="P4">Would you like to know why some people just rub you the wrong way, right from the start?</text:p>
        </text:list-item>
        <text:list-item>
          <text:p text:style-name="P4">Could your team work better together?</text:p>
        </text:list-item>
        <text:list-item>
          <text:p text:style-name="P4">Are you as happy as you could be?</text:p>
        </text:list-item>
        <text:list-item>
          <text:p text:style-name="P4">Do you go through life without direction, just responding to things, like flotsam?</text:p>
        </text:list-item>
      </text:list>
      <text:p text:style-name="Text_20_body"/>
      <text:p text:style-name="Text_20_body">The next section explains how having an image of your personality - something I call a <text:span text:style-name="T7">spiritual portrait</text:span> or <text:span text:style-name="T7">Groja</text:span><text:span text:style-name="T4">[</text:span><text:span text:style-name="T5">1</text:span><text:span text:style-name="T4">]</text:span> - can help answer these questions.</text:p>
      <text:p text:style-name="Text_20_body"/>
      <text:p text:style-name="P10">Chapter 2: Why Someone Would Want an Image of Their Personality</text:p>
      <text:p text:style-name="Text_20_body"/>
      <text:p text:style-name="Text_20_body">[This section must address **all** questions in the previous section.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Text_20_body">Spiritual portraits can also provide a framework for better mindfulness, help you identify the type of work you are best suited for, and give you instant feedback on the strength of your preferences.</text:p>
      <text:h text:style-name="Heading_20_1" text:outline-level="1">Death - Yours and Mine</text:h>
      <text:p text:style-name="Text_20_body">[**Image** - the blurred one with the question marks on groja.com here.]</text:p>
      <text:p text:style-name="Text_20_body"/>
      <text:p text:style-name="Text_20_body">If <text:span text:style-name="T8">you</text:span> die without getting your spiritual portrait, no one will ever know what it looks like.</text:p>
      <text:p text:style-name="Text_20_body">These portraits are based on the answers to a questionnaire, and you cannot answer the questions when you are dead. <text:s/>Someone else could answer them for you, but <text:span text:style-name="T8">their answers will never be as accurate as yours.</text:span></text:p>
      <text:p text:style-name="Text_20_body">The result will at best be only an imitation, not the real thing.</text:p>
      <text:p text:style-name="Text_20_body">A<text:span text:style-name="T9">nother thing to consider is,</text:span> if <text:span text:style-name="T8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8">might</text:span> take an interest in this project and they <text:span text:style-name="T8">might</text:span> be able to replicate my process, but I am the only person who can create the real thing.</text:p>
      <text:p text:style-name="Text_20_body">[**Key point**]</text:p>
      <text:p text:style-name="Text_20_body"><text:soft-page-break/>The best way to get the most accurate image of your personality is for me to make your spiritual portrait while we are both still alive.</text:p>
      <text:p text:style-name="Text_20_body"/>
      <text:h text:style-name="Heading_20_1" text:outline-level="1">Insight Into Yourself and <text:span text:style-name="T9">O</text:span>thers</text:h>
      <text:p text:style-name="Text_20_body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Text_20_body">Spiritual portraits make these invisible personality traits visible. <text:s/>This means having your spiritual portrait allows you to better understand:</text:p>
      <text:list xml:id="list3503548641" text:style-name="L2">
        <text:list-item>
          <text:p text:style-name="P5">Why we do the things we do</text:p>
        </text:list-item>
        <text:list-item>
          <text:p text:style-name="P5">Where others are coming from</text:p>
        </text:list-item>
        <text:list-item>
          <text:p text:style-name="P5">Why we relate better to some people - both real and fictional - than to others</text:p>
        </text:list-item>
        <text:list-item>
          <text:p text:style-name="P5">What can cause difficulties we have with some types of people to happen again and again</text:p>
        </text:list-item>
      </text:list>
      <text:p text:style-name="Text_20_body">[**Key point**]</text:p>
      <text:p text:style-name="Text_20_body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<text:soft-page-break/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>Mindfulness</text:h>
      <text:p text:style-name="Text_20_body">Bringing unconscious information to the surface in general and mindfulness in particular is becoming increasingly popular - and for a good reason.</text:p>
      <text:p text:style-name="Text_20_body">We now have more options than ever before for how to spend our time more, so it's important to make the best of the limited time we have here.</text:p>
      <text:p text:style-name="Text_20_body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Text_20_body">But mindfulness is not for everyone. <text:s/>Indeed, some people steadfastly refuse to learn from their mistakes, thinking that somehow shows they are weak.</text:p>
      <text:p text:style-name="Text_20_body">[**Key point**]</text:p>
      <text:p text:style-name="Text_20_body">Spiritual portraits can give mindfulness a fresh framework for understanding who we are and how we might improve.</text:p>
      <text:h text:style-name="Heading_20_1" text:outline-level="1">Finding Work That Matches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<text:soft-page-break/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/>
      <text:p text:style-name="Text_20_body">------------ we are here --------------</text:p>
      <text:p text:style-name="Text_20_body"/>
      <text:p text:style-name="Text_20_body"/>
      <text:h text:style-name="Heading_20_1" text:outline-level="1">Chameleons and Extreme Personalities</text:h>
      <text:p text:style-name="Text_20_body">Spiritual portraits reflect not just a person's preferences but also the strength of them.</text:p>
      <text:h text:style-name="Heading_20_2" text:outline-level="2">Chameleons Have Slight Preferences</text:h>
      <text:p text:style-name="Text_20_body">In a minority of people - I call them "chameleonesque" - these tendencies are balanced.</text:p>
      <text:h text:style-name="Heading_20_2" text:outline-level="2">The Hazards of Extreme Personalities</text:h>
      <text:p text:style-name="Text_20_body">[**Image** - of Tywin Lannister here.]</text:p>
      <text:p text:style-name="Text_20_body">[**Image** - of Norm Peterson here.]</text:p>
      <text:p text:style-name="Text_20_body">[**Image** - of Margaret Lanterman here.]</text:p>
      <text:p text:style-name="Text_20_body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Text_20_body">In her book **Gifts Differing,** Meyers-Briggs [footnote] repeatedly cautions that a strong supporting function is essential for all personality types.</text:p>
      <text:p text:style-name="Text_20_body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Text_20_body">[**Key Point**]</text:p>
      <text:p text:style-name="Text_20_body"><text:soft-page-break/>The images reflect the strength of the preferences, and strong preferences can make a person vulnerable.</text:p>
      <text:h text:style-name="P3" text:outline-level="1">Learn How to See Past the Surface</text:h>
      <text:p text:style-name="Text_20_body">Drawing personalities has taught me that there is more to people than meets the eye.</text:p>
      <text:p text:style-name="Text_20_body">I've become more attentive and sensitive to what people say and do rather than how they look on the surface.</text:p>
      <text:p text:style-name="Text_20_body"/>
      <text:p text:style-name="Text_20_body"/>
      <text:p text:style-name="P10">Chapter 3: What the Images Represent</text:p>
      <text:p text:style-name="Text_20_body"/>
      <text:p text:style-name="Text_20_body">[Don't go too deep - for details refer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<text:soft-page-break/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6"><text:s text:c="4"/>- Warm vs. Cool</text:p>
      <text:p text:style-name="List-tomh"><text:s text:c="4"/>- The source of most difficulties between people<text:line-break/> <text:s text:c="3"/>- <text:span text:style-name="T11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10">Chapter 4: Who Would Appreciate a Spiritual Portrait the Most</text:p>
      <text:p text:style-name="Text_20_body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List-tomh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oft-page-break/><text:s text:c="4"/>- Then you will understand the images more easily</text:p>
      <text:p text:style-name="Text_20_body"/>
      <text:p text:style-name="Text_20_body"/>
      <text:p text:style-name="P10">Chapter 5: Conclusion - The Pitch</text:p>
      <text:p text:style-name="Text_20_body">**Review Daniel Pink's book before completing this section.**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10">Appendix: How to Draw a Personality</text:p>
      <text:p text:style-name="P2"><text:span text:style-name="T10">[Just provide an overview here, for n</text:span>ow.<text:span text:style-name="T10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_20_Body-sans" style:display-name="Text Body-sans" style:family="paragraph" style:parent-style-name="Text_20_body_20_indent" style:auto-update="true" style:master-page-name="">
      <loext:graphic-properties draw:fill="none"/>
      <style:paragraph-properties fo:margin-top="0.1799in" fo:margin-bottom="0in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3T15:01:37.647223773</dc:date>
    <meta:editing-duration>PT7H45M40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15" meta:paragraph-count="198" meta:word-count="2520" meta:character-count="14670" meta:non-whitespace-character-count="12169"/>
  </office:meta>
</office:document-meta>
</file>